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775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2.406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1_AMMINISTRATIVO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4">
          <table:table-cell table:style-name="ce4" office:value-type="string" calcext:value-type="string">
            <text:p>EXCEL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elaborazione progetto a pc individuale e di gruppo</text:p>
          </table:table-cell>
          <table:table-cell table:style-name="ce4" office:value-type="string" calcext:value-type="string">
            <text:p>introduzione fogli elettronici;</text:p>
            <text:p>differenza tra cella, contenuto e valore;</text:p>
            <text:p>operazioni aritmetiche tra celle;</text:p>
            <text:p>copia, incolla;</text:p>
            <text:p>Funzione riempimento;</text:p>
            <text:p>Filtri;</text:p>
            <text:p>Ordinamenti;</text:p>
            <text:p>Elenchi;</text:p>
            <text:p>gestione fogli;</text:p>
            <text:p>gestione formato celle;</text:p>
            <text:p>funzione somma;</text:p>
            <text:p>grafici</text:p>
          </table:table-cell>
          <table:table-cell table:style-name="ce4" office:value-type="string" calcext:value-type="string">
            <text:p>Esercitazioni a PC</text:p>
          </table:table-cell>
          <table:table-cell table:style-name="ce19"/>
        </table:table-row>
        <table:table-row table:style-name="ro3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regole del centro per l'utilizzo delle macchine</text:p>
          </table:table-cell>
          <table:table-cell table:style-name="ce4" office:value-type="string" calcext:value-type="string">
            <text:p>esercitazioni individuali</text:p>
          </table:table-cell>
          <table:table-cell table:style-name="ce19"/>
        </table:table-row>
        <table:table-row table:style-name="ro5">
          <table:table-cell table:style-name="ce4" office:value-type="string" calcext:value-type="string">
            <text:p>ATTIVITA' DI ACCOGLIENZ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presentazione personale e del percorso formativo;</text:p>
            <text:p>Compilazione portfolio</text:p>
          </table:table-cell>
          <table:table-cell table:style-name="ce4" office:value-type="string" calcext:value-type="string">
            <text:p>esercitazioni individuali</text:p>
          </table:table-cell>
          <table:table-cell table:style-name="ce20"/>
        </table:table-row>
        <table:table-row table:style-name="ro5">
          <table:table-cell table:style-name="ce4" office:value-type="string" calcext:value-type="string">
            <text:p>CENNI DI STORIA DELL'INFORMATIC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visione di immagini e video storici, discussione in classe</text:p>
          </table:table-cell>
          <table:table-cell table:style-name="ce4" office:value-type="string" calcext:value-type="string">
            <text:p>storia della macchina computazionale;</text:p>
            <text:p>Cenni biografia Alan Turing</text:p>
          </table:table-cell>
          <table:table-cell table:style-name="ce4" office:value-type="string" calcext:value-type="string">
            <text:p>esercitazioni individuali</text:p>
          </table:table-cell>
          <table:table-cell table:style-name="ce19"/>
        </table:table-row>
        <table:table-row table:style-name="ro6">
          <table:table-cell table:style-name="ce4" office:value-type="string" calcext:value-type="string">
            <text:p>WORD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elaborazione progetto a pc individuale e di gruppo</text:p>
          </table:table-cell>
          <table:table-cell table:style-name="ce4" office:value-type="string" calcext:value-type="string">
            <text:p>layout pagina;</text:p>
            <text:p>gestione immagini;</text:p>
            <text:p>utilizzo temi per documenti;</text:p>
            <text:p>comandi taglia, copia, incolla, interruzione di pagina;</text:p>
            <text:p>Intestazione e piè pagina</text:p>
          </table:table-cell>
          <table:table-cell table:style-name="ce4" office:value-type="string" calcext:value-type="string">
            <text:p>Esercitazioni a PC</text:p>
          </table:table-cell>
          <table:table-cell table:style-name="ce19"/>
        </table:table-row>
        <table:table-row table:style-name="ro7">
          <table:table-cell table:style-name="ce4" office:value-type="string" calcext:value-type="string">
            <text:p>CREAZIONE DOCUMENTI IN EXCEL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elaborazione progetto a pc individuale e di gruppo</text:p>
          </table:table-cell>
          <table:table-cell table:style-name="ce4" office:value-type="string" calcext:value-type="string">
            <text:p>fattura a una aliquota;</text:p>
            <text:p>fattura a più aliquote;</text:p>
            <text:p>elenco clienti;</text:p>
            <text:p>elenco spese;</text:p>
            <text:p>Fattura con riparto</text:p>
          </table:table-cell>
          <table:table-cell table:style-name="ce4" office:value-type="string" calcext:value-type="string">
            <text:p>esercitazioni individuali</text:p>
          </table:table-cell>
          <table:table-cell table:style-name="ce19"/>
        </table:table-row>
        <table:table-row table:style-name="ro5">
          <table:table-cell table:style-name="ce4" office:value-type="string" calcext:value-type="string">
            <text:p>POWERPOINT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elaborazione progetto a pc individuale e di gruppo</text:p>
          </table:table-cell>
          <table:table-cell table:style-name="ce4" office:value-type="string" calcext:value-type="string">
            <text:p>REGOLE PRESENTAZIONE EFFICACE</text:p>
          </table:table-cell>
          <table:table-cell table:style-name="ce4" office:value-type="string" calcext:value-type="string">
            <text:p>esercitazioni individuali</text:p>
          </table:table-cell>
          <table:table-cell table:style-name="ce19"/>
        </table:table-row>
        <table:table-row table:style-name="ro5">
          <table:table-cell table:style-name="ce4" office:value-type="string" calcext:value-type="string">
            <text:p>Uscita formativa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style-name="ce4" office:value-type="string" calcext:value-type="string">
            <text:p>Uscita formativa a Monza: Corona Ferrea e Villa Reale</text:p>
          </table:table-cell>
          <table:table-cell table:style-name="ce18"/>
          <table:table-cell table:style-name="ce20"/>
        </table:table-row>
        <table:table-row table:style-name="ro3" table:number-rows-repeated="104856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38:12.701761754</dc:date>
    <meta:editing-duration>PT56M5S</meta:editing-duration>
    <meta:editing-cycles>22</meta:editing-cycles>
    <meta:generator>LibreOffice/7.3.7.2$Linux_X86_64 LibreOffice_project/30$Build-2</meta:generator>
    <meta:print-date>2024-09-17T18:44:47.177748863</meta:print-date>
    <meta:document-statistic meta:table-count="1" meta:cell-count="45" meta:object-count="0"/>
  </office:meta>
</office:document-meta>
</file>